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-0.3126in" fo:margin-right="-0.3752in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-0.3126in" fo:margin-right="-0.3752in" fo:text-indent="0in" style:auto-text-indent="false" fo:break-before="auto" fo:break-after="auto"/>
    </style:style>
    <style:style style:name="P5" style:family="paragraph" style:parent-style-name="Standard">
      <style:paragraph-properties fo:margin-left="-0.3126in" fo:margin-right="-0.3752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margin-left="-0.3126in" fo:margin-right="-0.3752in" fo:margin-top="0.139in" fo:margin-bottom="0.139in" loext:contextual-spacing="false" fo:line-height="100%" fo:text-indent="0in" style:auto-text-indent="false"/>
    </style:style>
    <style:style style:name="P7" style:family="paragraph" style:parent-style-name="Standard">
      <style:paragraph-properties fo:margin-left="-0.3126in" fo:margin-right="-0.3752in" fo:text-indent="0in" style:auto-text-indent="false"/>
    </style:style>
    <style:style style:name="P8" style:family="paragraph" style:parent-style-name="Standard">
      <style:paragraph-properties fo:margin-left="-0.3126in" fo:margin-right="-0.3752in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 style:master-page-name="Standard">
      <style:paragraph-properties fo:margin-left="-0.3126in" fo:margin-right="-0.3752in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2" style:family="paragraph" style:parent-style-name="Standard" style:list-style-name="WWNum10">
      <style:paragraph-properties fo:margin-left="-0.3752in" fo:margin-right="-0.3752in" fo:text-indent="0.1252in" style:auto-text-indent="false"/>
    </style:style>
    <style:style style:name="P13" style:family="paragraph" style:parent-style-name="Standard" style:list-style-name="WWNum1">
      <style:paragraph-properties fo:margin-left="-0.3126in" fo:margin-right="-0.3752in" fo:text-indent="0.0626in" style:auto-text-indent="false" fo:break-before="auto" fo:break-after="auto"/>
    </style:style>
    <style:style style:name="P14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/>
    </style:style>
    <style:style style:name="P15" style:family="paragraph" style:parent-style-name="Standard" style:list-style-name="WWNum5">
      <style:paragraph-properties fo:margin-left="-0.3126in" fo:margin-right="-0.3752in" fo:text-indent="0.0626in" style:auto-text-indent="false" fo:break-before="auto" fo:break-after="auto"/>
    </style:style>
    <style:style style:name="P16" style:family="paragraph" style:parent-style-name="Standard" style:list-style-name="WWNum12">
      <style:paragraph-properties fo:margin-left="-0.3126in" fo:margin-right="-0.3752in" fo:text-indent="0.0626in" style:auto-text-indent="false" fo:break-before="auto" fo:break-after="auto"/>
    </style:style>
    <style:style style:name="P17" style:family="paragraph" style:parent-style-name="Standard" style:list-style-name="WWNum3">
      <style:paragraph-properties fo:margin-left="-0.3126in" fo:margin-right="-0.3752in" fo:text-indent="0.0626in" style:auto-text-indent="false" fo:break-before="auto" fo:break-after="auto" fo:padding="0in" fo:border="none"/>
    </style:style>
    <style:style style:name="P18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 fo:padding="0in" fo:border="none"/>
    </style:style>
    <style:style style:name="P19" style:family="paragraph" style:parent-style-name="Standard" style:list-style-name="WWNum13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2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9">
      <style:paragraph-properties fo:margin-left="-0.3126in" fo:margin-right="-0.3752in" fo:text-indent="0.0626in" style:auto-text-indent="false"/>
    </style:style>
    <style:style style:name="P22" style:family="paragraph" style:parent-style-name="Standard" style:list-style-name="WWNum4">
      <style:paragraph-properties fo:margin-left="-0.3126in" fo:margin-right="-0.3752in" fo:text-indent="0.0626in" style:auto-text-indent="false"/>
    </style:style>
    <style:style style:name="P23" style:family="paragraph" style:parent-style-name="Standard" style:list-style-name="WWNum11">
      <style:paragraph-properties fo:margin-left="-0.3126in" fo:margin-right="-0.3752in" fo:text-indent="0.0626in" style:auto-text-indent="false"/>
    </style:style>
    <style:style style:name="P24" style:family="paragraph" style:parent-style-name="Standard" style:list-style-name="WWNum8">
      <style:paragraph-properties fo:margin-left="-0.3126in" fo:margin-right="-0.3752in" fo:text-indent="0.0626in" style:auto-text-indent="false"/>
    </style:style>
    <style:style style:name="P25" style:family="paragraph" style:parent-style-name="Standard" style:list-style-name="WWNum6">
      <style:paragraph-properties fo:margin-left="-0.3126in" fo:margin-right="-0.3752in" fo:text-indent="0.0626in" style:auto-text-indent="false"/>
    </style:style>
    <style:style style:name="P26" style:family="paragraph" style:parent-style-name="Standard" style:list-style-name="WWNum7">
      <style:paragraph-properties fo:margin-left="-0.3126in" fo:margin-right="-0.3752in" fo:text-indent="0.0626in" style:auto-text-indent="false"/>
    </style:style>
    <style:style style:name="P27" style:family="paragraph" style:parent-style-name="Standard">
      <style:paragraph-properties fo:margin-left="0in" fo:margin-right="-0.3752in" fo:text-indent="0in" style:auto-text-indent="false" fo:break-before="auto" fo:break-after="auto"/>
      <style:text-properties fo:font-size="10pt" style:font-size-asian="10pt" style:font-size-complex="10pt"/>
    </style:style>
    <style:style style:name="P28" style:family="paragraph" style:parent-style-name="Standard">
      <style:paragraph-properties fo:margin-left="0in" fo:margin-right="-0.3752in" fo:text-indent="0in" style:auto-text-indent="false"/>
      <style:text-properties fo:font-size="10pt" style:font-size-asian="10pt" style:font-size-complex="10pt"/>
    </style:style>
    <style:style style:name="P29" style:family="paragraph" style:parent-style-name="Heading_20_1">
      <style:paragraph-properties fo:margin-left="-0.3126in" fo:margin-right="-0.3752in" fo:text-indent="0in" style:auto-text-indent="false"/>
    </style:style>
    <style:style style:name="P30" style:family="paragraph" style:parent-style-name="Heading_20_1">
      <style:paragraph-properties fo:margin-left="-0.3126in" fo:margin-right="-0.3752in" fo:keep-together="always" fo:text-indent="0in" style:auto-text-indent="false"/>
    </style:style>
    <style:style style:name="P31" style:family="paragraph" style:parent-style-name="Heading_20_3">
      <style:paragraph-properties fo:margin-left="-0.3126in" fo:margin-right="-0.3752in" fo:text-indent="0in" style:auto-text-indent="false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fo:font-size="10pt" fo:font-weight="bold" style:font-size-asian="10pt" style:font-weight-asian="bold" style:font-size-complex="10pt"/>
    </style:style>
    <style:style style:name="T10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Calibri" fo:font-size="10pt" style:font-name-asian="Calibri1" style:font-size-asian="10pt" style:font-name-complex="Calibri1" style:font-size-complex="10pt"/>
    </style:style>
    <style:style style:name="T18" style:family="text">
      <style:text-properties style:font-name="Calibri" style:font-name-asian="Calibri1" style:font-name-complex="Calibri1"/>
    </style:style>
    <style:style style:name="T19" style:family="text">
      <style:text-properties fo:color="#5b0f00" fo:font-size="10pt" style:font-size-asian="10pt" style:font-size-complex="10pt"/>
    </style:style>
    <style:style style:name="T20" style:family="text">
      <style:text-properties fo:color="#5b0f00"/>
    </style:style>
    <style:style style:name="T21" style:family="text">
      <style:text-properties fo:color="#660000"/>
    </style:style>
    <style:style style:name="T22" style:family="text">
      <style:text-properties fo:color="#274e13"/>
    </style:style>
    <style:style style:name="T23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</text:span><text:span text:style-name="T6">eter</text:span><text:span text:style-name="T1"> H B</text:span><text:span text:style-name="T6">oling <text:s text:c="20"/></text:span><text:a xlink:type="simple" xlink:href="http://railsbling.com" text:style-name="ListLabel_20_118" text:visited-style-name="ListLabel_20_118"><text:span text:style-name="T7">🔗Portfolio</text:span></text:a><text:span text:style-name="T7"> ⦚ </text:span><text:a xlink:type="simple" xlink:href="https://rubygems.org/profiles/pboling" text:style-name="ListLabel_20_118" text:visited-style-name="ListLabel_20_118"><text:span text:style-name="T7">💎Gems</text:span></text:a><text:span text:style-name="T7"> ⦚ </text:span><text:a xlink:type="simple" xlink:href="https://github.com/pboling" text:style-name="ListLabel_20_118" text:visited-style-name="ListLabel_20_118"><text:span text:style-name="T7">🐙Hub</text:span></text:a><text:span text:style-name="T7"> ⦚ </text:span><text:a xlink:type="simple" xlink:href="https://gitlab.com/pboling" text:style-name="ListLabel_20_118" text:visited-style-name="ListLabel_20_118"><text:span text:style-name="T7">🧪Lab</text:span></text:a><text:span text:style-name="T7"> ⦚ </text:span><text:a xlink:type="simple" xlink:href="https://sr.ht/~galtzo/" text:style-name="ListLabel_20_118" text:visited-style-name="ListLabel_20_118"><text:span text:style-name="T7">🛖Hut</text:span></text:a><text:span text:style-name="T7"> ⦚ </text:span><text:a xlink:type="simple" xlink:href="https://calendly.com/peter-boling/30min" text:style-name="ListLabel_20_118" text:visited-style-name="ListLabel_20_118"><text:span text:style-name="T7">📅Calendly</text:span></text:a><text:span text:style-name="T13"> </text:span><text:span text:style-name="T7">⦚ </text:span><text:a xlink:type="simple" xlink:href="https://www.linkedin.com/in/peterboling/" text:style-name="ListLabel_20_118" text:visited-style-name="ListLabel_20_118"><text:span text:style-name="T7">💼LinkedIn</text:span></text:a></text:p>
      <text:p text:style-name="P1"><draw:rect text:anchor-type="as-char" style:rel-width="100%" draw:z-index="0" draw:style-name="gr1" draw:text-style-name="P32" svg:width="0.0012in" svg:height="0.0213in"><text:p/></draw:rect></text:p>
      <text:p text:style-name="P1"><text:span text:style-name="T17">📍Detroit, MI</text:span><text:span text:style-name="T7"> (</text:span><text:span text:style-name="T13">r</text:span><text:span text:style-name="T17">emote-only) </text:span><text:span text:style-name="T7">⦚</text:span><text:span text:style-name="T17"> </text:span><text:span text:style-name="T13">⌚️</text:span><text:span text:style-name="T17">TZ-America/*</text:span><text:span text:style-name="T13"> </text:span><text:span text:style-name="T7">⦚</text:span><text:span text:style-name="T17"> </text:span><text:a xlink:type="simple" xlink:href="tel:+1-925-252-5351" text:style-name="ListLabel_20_119" text:visited-style-name="ListLabel_20_119"><text:span text:style-name="T10">📞(925) 252-5351</text:span></text:a><text:span text:style-name="T17"> </text:span><text:span text:style-name="T7">⦚</text:span><text:span text:style-name="T17"> </text:span><text:a xlink:type="simple" xlink:href="mailto:peter@railsbling.com" text:style-name="ListLabel_20_119" text:visited-style-name="ListLabel_20_119"><text:span text:style-name="T10">📧peter@railsbling.com</text:span></text:a></text:p>
      <text:p text:style-name="P6"><text:span text:style-name="T13">Executive, director, leader, mentor, advisor, FLOSS advocate, and builder for 25 years. Passions are testing, design patterns, process innovation, and improving the human condition. Specialize in legacy support &amp; migrations.</text:span></text:p>
      <text:p text:style-name="P7"><text:span text:style-name="T13">🌎1st: Enterprise Rails app on Windows Server 2k3, IIS6 + FastCGI w/ SSO (2006, 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. Over 15 years ago I designed and built the </text:span><text:a xlink:type="simple" xlink:href="http://iac.iga.in.gov/iac/irtoc.htm" text:style-name="ListLabel_20_118" text:visited-style-name="ListLabel_20_118"><text:span text:style-name="T7">Indiana Register</text:span></text:a><text:span text:style-name="T13"> &amp; </text:span><text:a xlink:type="simple" xlink:href="http://iac.iga.in.gov/iac/iac_title" text:style-name="ListLabel_20_118" text:visited-style-name="ListLabel_20_118"><text:span text:style-name="T7">Administrative Code</text:span></text:a><text:span text:style-name="T13"> website, which continues to daily publish all official legislative documents of the Indiana State General Assembly. Quality matters when longevity matters. Led massive PHP-to-Rails migrations @ </text:span><text:a xlink:type="simple" xlink:href="https://www.asmallworld.com" text:style-name="ListLabel_20_118" text:visited-style-name="ListLabel_20_118"><text:span text:style-name="T7">aSmallWorld</text:span></text:a><text:span text:style-name="T13"> (2008-9) and </text:span><text:a xlink:type="simple" xlink:href="https://www.biblegateway.com" text:style-name="ListLabel_20_118" text:visited-style-name="ListLabel_20_118"><text:span text:style-name="T7">BibleGateway</text:span></text:a><text:span text:style-name="T13"> (2009-10). Recognized as a builder of critical FLOSS tools that make Github possible (2022, </text:span><text:a xlink:type="simple" xlink:href="https://github.blog/2022-06-24-thank-you-to-our-maintainers/" text:style-name="ListLabel_20_118" text:visited-style-name="ListLabel_20_118"><text:span text:style-name="T7">ref</text:span></text:a><text:span text:style-name="T13">).</text:span></text:p>
      <text:p text:style-name="P9"/>
      <text:p text:style-name="P10"><text:span text:style-name="T13">Languages: <text:s text:c="3"/>🇺🇸English <text:s text:c="3"/>⦚ <text:s text:c="3"/>🇲🇽Spanish (fluent) <text:s text:c="3"/>⦚ <text:s text:c="3"/>🇧🇷Portuguese (fluent) <text:s text:c="3"/>⦚ <text:s text:c="3"/>🇮🇩Indonesian (convo)</text:span></text:p>
      <text:p text:style-name="P7"><text:span text:style-name="T13">Legend: <text:s text:c="2"/>🫰</text:span><text:span text:style-name="T19">Leader / Manager / Exec</text:span><text:span text:style-name="T13"> <text:s text:c="2"/>⦚ <text:s text:c="2"/>🦖Jira Admin <text:s text:c="2"/>⦚ <text:s text:c="2"/>🪜Promotion <text:s text:c="2"/>⦚ <text:s text:c="2"/>📜Contract Extension <text:s text:c="2"/>⦚ <text:s text:c="2"/>💲Acquisition</text:span></text:p>
      <text:p text:style-name="P8"/>
      <text:p text:style-name="P30"><text:bookmark text:name="_jnpl2vumys4g"/><text:span text:style-name="T21">Director of Engineering</text:span> <text:s text:c="3"/>⦚ <text:s text:c="3"/><text:a xlink:type="simple" xlink:href="https://rivierapartners.com/" text:style-name="ListLabel_20_120" text:visited-style-name="ListLabel_20_120"><text:span text:style-name="T11">Riviera Partners </text:span></text:a><text:s text:c="3"/>⦚ <text:s text:c="3"/>Feb 2020 <text:s text:c="3"/>⦚ <text:s text:c="3"/>present <text:s text:c="3"/>⦚ <text:s text:c="3"/>🫰🦖🪜🪜🇺🇸🇧🇷</text:p>
      <text:p text:style-name="P31"><text:bookmark text:name="_bfeipjeegc9i"/>🥞Rails 5.2, Ruby 2.5…2.7, RSpec, psql, SQS, S3, <text:a xlink:type="simple" xlink:href="https://www.elastic.co/elasticsearch/" text:style-name="ListLabel_20_121" text:visited-style-name="ListLabel_20_121"><text:span text:style-name="T12">ES</text:span></text:a>, Sidekiq, k8, Hasura, GraphQL, CQRS+ES, Svelte, <text:a xlink:type="simple" xlink:href="https://github.com" text:style-name="ListLabel_20_121" text:visited-style-name="ListLabel_20_121"><text:span text:style-name="T12">GH</text:span></text:a>, <text:a xlink:type="simple" xlink:href="https://jenkins-x.io/" text:style-name="ListLabel_20_121" text:visited-style-name="ListLabel_20_121"><text:span text:style-name="T12">Jx</text:span></text:a></text:p>
      <text:list xml:id="list1933239403" text:style-name="WWNum10">
        <text:list-item>
          <text:p text:style-name="P12"><text:span text:style-name="T14">Managed back-end</text:span><text:span text:style-name="T13">,</text:span><text:span text:style-name="T14"> devops</text:span><text:span text:style-name="T13">, and all contractors</text:span><text:span text:style-name="T14">. Translated executive strategy to an execut</text:span><text:span text:style-name="T13">able roadmap. Order of magnitude improvement to response rate w/ a</text:span><text:span text:style-name="T14">utomated email </text:span><text:span text:style-name="T13">drips. Promoted to Eng Manager, then Dir Eng; </text:span><text:span text:style-name="T14">Event Storming </text:span><text:span text:style-name="T13">to map business domain. </text:span><text:span text:style-name="T14">Upgraded tools, </text:span><text:span text:style-name="T13">deps</text:span><text:span text:style-name="T14"> </text:span><text:span text:style-name="T13">&amp;</text:span><text:span text:style-name="T14"> SSL </text:span><text:span text:style-name="T13">certs</text:span><text:span text:style-name="T14">, patched CVEs, </text:span><text:span text:style-name="T13">wrote </text:span><text:a xlink:type="simple" xlink:href="https://rubygems.org/gems/service_actor-promptable" text:style-name="ListLabel_20_118" text:visited-style-name="ListLabel_20_118"><text:span text:style-name="T7">service_actor-promptable</text:span></text:a><text:span text:style-name="T13">.</text:span></text:p>
        </text:list-item>
      </text:list>
      <text:p text:style-name="P7"/>
      <text:p text:style-name="P30"><text:bookmark text:name="_ug63ikoxxa"/><text:span text:style-name="T21">Tech Advisor</text:span>, Principal Engineer <text:s text:c="3"/>⦚ <text:s text:c="3"/><text:a xlink:type="simple" xlink:href="https://www.crunchbase.com/organization/karuna" text:style-name="ListLabel_20_120" text:visited-style-name="ListLabel_20_120"><text:span text:style-name="T11">Karuna Health</text:span></text:a> <text:s text:c="3"/>⦚ <text:s text:c="3"/>Nov 2018 <text:s text:c="3"/>⦚ <text:s text:c="3"/>1.5y <text:s text:c="3"/>⦚ <text:s text:c="3"/>🫰💲🇺🇸🇲🇽🇮🇩</text:p>
      <text:p text:style-name="P31"><text:bookmark text:name="_c440sfrn2cg4"/>🥞Rails 5.2, Ruby 2.5…2.6, RSpec, psql, SQS, Protobuf, S3, <text:a xlink:type="simple" xlink:href="https://www.elastic.co/elasticsearch/" text:style-name="ListLabel_20_121" text:visited-style-name="ListLabel_20_121"><text:span text:style-name="T12">ES</text:span></text:a>, Sidekiq, Aptible, <text:a xlink:type="simple" xlink:href="https://github.com" text:style-name="ListLabel_20_121" text:visited-style-name="ListLabel_20_121"><text:span text:style-name="T12">GH</text:span></text:a></text:p>
      <text:list xml:id="list46440092" text:style-name="WWNum1">
        <text:list-item>
          <text:p text:style-name="P13"><text:span text:style-name="T13">Built email gateway, notifications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; </text:span><text:span text:style-name="T14">Acquired by </text:span><text:a xlink:type="simple" xlink:href="https://www.commure.com/" text:style-name="ListLabel_20_122" text:visited-style-name="ListLabel_20_122"><text:span text:style-name="T8">Commure</text:span></text:a><text:a xlink:type="simple" xlink:href="https://www.commure.com/" text:style-name="ListLabel_20_122" text:visited-style-name="ListLabel_20_122"><text:span text:style-name="T8">, Inc</text:span></text:a><text:span text:style-name="T13">.</text:span></text:p>
        </text:list-item>
      </text:list>
      <text:p text:style-name="P4"/>
      <text:p text:style-name="P30"><text:bookmark text:name="_g6ga4h9l23nw"/>Principal Engineer, <text:span text:style-name="T21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Nov 2018 <text:s text:c="3"/>⦚ <text:s text:c="3"/>3.6y <text:s text:c="3"/>⦚ <text:s text:c="3"/>🦖📜📜📜🇺🇸</text:p>
      <text:p text:style-name="P31"><text:bookmark text:name="_5lg993fi25a9"/>🥞Rails 4.2…5.2, Ruby 2.0…2.6, React v16, Redux, RSpec, psql, S3, <text:a xlink:type="simple" xlink:href="https://www.elastic.co/elasticsearch/" text:style-name="ListLabel_20_121" text:visited-style-name="ListLabel_20_121"><text:span text:style-name="T12">ES</text:span></text:a>, Sidekiq, <text:a xlink:type="simple" xlink:href="https://github.com" text:style-name="ListLabel_20_121" text:visited-style-name="ListLabel_20_121"><text:span text:style-name="T12">GH</text:span></text:a>, Cypress, Contentful, DynamoDB, S3 &amp; <text:a xlink:type="simple" xlink:href="https://aws.amazon.com/cloudwatch/" text:style-name="ListLabel_20_121" text:visited-style-name="ListLabel_20_121"><text:span text:style-name="T12">CW</text:span></text:a>, <text:a xlink:type="simple" xlink:href="https://www.elastic.co/elasticsearch/" text:style-name="ListLabel_20_121" text:visited-style-name="ListLabel_20_121"><text:span text:style-name="T12">ES</text:span></text:a>, Mongo, Resque, <text:a xlink:type="simple" xlink:href="https://bitbucket.org/" text:style-name="ListLabel_20_121" text:visited-style-name="ListLabel_20_121"><text:span text:style-name="T12">BB</text:span></text:a>, <text:a xlink:type="simple" xlink:href="https://www.digitalocean.com/" text:style-name="ListLabel_20_121" text:visited-style-name="ListLabel_20_121"><text:span text:style-name="T12">DO</text:span></text:a>, <text:a xlink:type="simple" xlink:href="https://www.datadoghq.com/" text:style-name="ListLabel_20_121" text:visited-style-name="ListLabel_20_121"><text:span text:style-name="T12">DD</text:span></text:a>, <text:a xlink:type="simple" xlink:href="https://newrelic.com/" text:style-name="ListLabel_20_121" text:visited-style-name="ListLabel_20_121"><text:span text:style-name="T12">NR</text:span></text:a>, <text:a xlink:type="simple" xlink:href="https://www.salesforce.com/" text:style-name="ListLabel_20_121" text:visited-style-name="ListLabel_20_121"><text:span text:style-name="T12">SF</text:span></text:a></text:p>
      <text:list xml:id="list114604879849379" text:continue-list="list1933239403" text:style-name="WWNum10">
        <text:list-item>
          <text:p text:style-name="P14"><text:span text:style-name="T13">Contracted (extended, 2x) w/ Intricately;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118" text:visited-style-name="ListLabel_20_118"><text:span text:style-name="T7">debug_logging</text:span></text:a><text:span text:style-name="T13">; began maintaining </text:span><text:a xlink:type="simple" xlink:href="https://rubygems.org/gems/dynamoid" text:style-name="ListLabel_20_118" text:visited-style-name="ListLabel_20_118"><text:span text:style-name="T7">dynamoid</text:span></text:a><text:span text:style-name="T13">.</text:span></text:p>
        </text:list-item>
        <text:list-item>
          <text:p text:style-name="P14"><text:soft-page-break/><text:span text:style-name="T13">C</text:span><text:span text:style-name="T17">ontract (extended)</text:span><text:span text:style-name="T13"> on </text:span><text:a xlink:type="simple" xlink:href="https://gainbridge.io/" text:style-name="ListLabel_20_118" text:visited-style-name="ListLabel_20_118"><text:span text:style-name="T7">Gainbridge</text:span></text:a><text:span text:style-name="T13">, </text:span><text:a xlink:type="simple" xlink:href="https://www.delawarelife.com/" text:style-name="ListLabel_20_118" text:visited-style-name="ListLabel_20_118"><text:span text:style-name="T7">Delaware Life</text:span></text:a><text:span text:style-name="T13">, </text:span><text:a xlink:type="simple" xlink:href="https://www.group1001.com/" text:style-name="ListLabel_20_118" text:visited-style-name="ListLabel_20_118"><text:span text:style-name="T7">Group1001</text:span></text:a><text:span text:style-name="T13">, Relay Rewards. Sole dev on Relay Rewards &amp; Group1001 (Rails); SME for analytics on </text:span><text:span text:style-name="T17">Gainbridge</text:span><text:span text:style-name="T13"> (</text:span><text:span text:style-name="T17">React v16).</text:span></text:p>
        </text:list-item>
      </text:list>
      <text:p text:style-name="P4"/>
      <text:p text:style-name="P29"><text:bookmark text:name="_c3vyx59154lc"/>Principal Engineer <text:span text:style-name="T20">Team Lead</text:span> <text:s text:c="3"/>⦚ <text:s text:c="3"/><text:a xlink:type="simple" xlink:href="https://boltthreads.com/" text:style-name="ListLabel_20_120" text:visited-style-name="ListLabel_20_120"><text:span text:style-name="T11">Bolt Threads</text:span></text:a> <text:s text:c="3"/>⦚ <text:s text:c="3"/>Sep 2017 <text:s text:c="3"/>⦚ <text:s text:c="3"/>0.8y <text:s text:c="3"/>⦚ <text:s text:c="2"/>🫰🦖🇺🇸</text:p>
      <text:p text:style-name="P31"><text:bookmark text:name="_k2x60k27t6l3"/>🥞Rails 4.2…5.2, Ruby 2.3…2.5, RSpec, psql, Ubuntu, OPC DA</text:p>
      <text:list xml:id="list114605111919004" text:continue-numbering="true" text:style-name="WWNum10">
        <text:list-item>
          <text:p text:style-name="P14"><text:span text:style-name="T13">Integrated OPC DA; Instrumented Stoll industrial knitting machine. Lab </text:span><text:span text:style-name="T17">Information Management System (LIMS) </text:span><text:span text:style-name="T13">maintenance &amp;</text:span><text:span text:style-name="T17"> </text:span><text:span text:style-name="T13">then</text:span><text:span text:style-name="T17"> replacement</text:span><text:span text:style-name="T13">. Completed “Leadership Fundamentals” training &amp; interviewed new leadership.</text:span></text:p>
        </text:list-item>
      </text:list>
      <text:p text:style-name="P27"/>
      <text:p text:style-name="P30"><text:bookmark text:name="_y9topctynytv"/><text:span text:style-name="T22">Principal Engineer </text:span><text:span text:style-name="T20">Team Lead</text:span> <text:s text:c="3"/>⦚ <text:s text:c="3"/><text:a xlink:type="simple" xlink:href="https://invoice.2go.com/" text:style-name="ListLabel_20_120" text:visited-style-name="ListLabel_20_120"><text:span text:style-name="T11">Invoice2go</text:span></text:a> <text:s text:c="3"/>⦚ <text:s text:c="3"/><text:span text:style-name="T22">Jan 2016</text:span> <text:s text:c="3"/>⦚ <text:s text:c="3"/>1.1y <text:s text:c="3"/>⦚ <text:s text:c="3"/>🫰<text:span text:style-name="T22">🦖🪜</text:span>🇺🇸🇮🇩</text:p>
      <text:p text:style-name="P31"><text:bookmark text:name="_vndqpruecbpr"/>🥞Rails 4.2, Ruby 2.3, RSpec, AngularJS 1.4, psql, S3, <text:a xlink:type="simple" xlink:href="https://www.elastic.co/elasticsearch/" text:style-name="ListLabel_20_121" text:visited-style-name="ListLabel_20_121"><text:span text:style-name="T12">ES</text:span></text:a>, Redis, Sidekiq, CircleCI, Jenkins, <text:a xlink:type="simple" xlink:href="https://github.com/enterprise" text:style-name="ListLabel_20_121" text:visited-style-name="ListLabel_20_121"><text:span text:style-name="T12">GH Enterprise</text:span></text:a>, <text:a xlink:type="simple" xlink:href="https://www.zendesk.com/" text:style-name="ListLabel_20_121" text:visited-style-name="ListLabel_20_121"><text:span text:style-name="T12">ZD</text:span></text:a>, <text:a xlink:type="simple" xlink:href="https://newrelic.com/" text:style-name="ListLabel_20_121" text:visited-style-name="ListLabel_20_121"><text:span text:style-name="T12">NR</text:span></text:a></text:p>
      <text:list xml:id="list986697752" text:style-name="WWNum3">
        <text:list-item>
          <text:p text:style-name="P17"><text:span text:style-name="T13">Managed &amp; led</text:span><text:span text:style-name="T17"> web team in developing a revamped web app</text:span><text:span text:style-name="T13">. Managed automation team (dev tools): git flow,</text:span><text:span text:style-name="T17"> feature flags.</text:span><text:span text:style-name="T13"> Promoted to Principal Engineer &amp; assigned l</text:span><text:span text:style-name="T17">eadership role in Jakarta office.</text:span></text:p>
        </text:list-item>
      </text:list>
      <text:p text:style-name="P2"/>
      <text:p text:style-name="P30"><text:bookmark text:name="_ru9p3iw4gopw"/>Staff Engineer (equivalent) <text:s text:c="3"/>⦚ <text:s text:c="3"/><text:a xlink:type="simple" xlink:href="http://www.trumaker.com" text:style-name="ListLabel_20_120" text:visited-style-name="ListLabel_20_120"><text:span text:style-name="T11">Trumaker &amp; Co</text:span></text:a> <text:s text:c="3"/>⦚ <text:s text:c="3"/><text:span text:style-name="T22">Apr 2014</text:span> <text:s text:c="3"/>⦚ <text:s text:c="3"/>2y <text:s text:c="3"/>⦚ <text:s text:c="3"/>🇺🇸</text:p>
      <text:p text:style-name="P31"><text:bookmark text:name="_jo4d971vcvt8"/>🥞Rails 3.2, Ruby 2.0…2.1, RSpec, React, Ember, Haml, Slim, SASS, psql, S3, Sidekiq, TravisCI, <text:a xlink:type="simple" xlink:href="https://github.com" text:style-name="ListLabel_20_121" text:visited-style-name="ListLabel_20_121"><text:span text:style-name="T12">GH</text:span></text:a>, <text:a xlink:type="simple" xlink:href="https://www.salesforce.com/" text:style-name="ListLabel_20_121" text:visited-style-name="ListLabel_20_121"><text:span text:style-name="T12">SF</text:span></text:a>, <text:a xlink:type="simple" xlink:href="https://newrelic.com/" text:style-name="ListLabel_20_121" text:visited-style-name="ListLabel_20_121"><text:span text:style-name="T12">NR</text:span></text:a>, Heroku</text:p>
      <text:list xml:id="list114603426031332" text:continue-list="list114605111919004" text:style-name="WWNum10">
        <text:list-item>
          <text:p text:style-name="P18"><text:span text:style-name="T17">Extract</text:span><text:span text:style-name="T13">ions to </text:span><text:span text:style-name="T17">ember-cli</text:span><text:span text:style-name="T13"> &amp; react; Ordering</text:span><text:span text:style-name="T17">, </text:span><text:span text:style-name="T13">manufacturing, </text:span><text:span text:style-name="T17">shipping</text:span><text:span text:style-name="T13"> &amp; inventory biz logic. F</text:span><text:span text:style-name="T17">ully spec’d 12-state Lead CRM tool w/ </text:span><text:span text:style-name="T13">sales attribution. Wrote </text:span><text:a xlink:type="simple" xlink:href="https://rubygems.org/gems/celluloid-io-pg-listener" text:style-name="ListLabel_20_118" text:visited-style-name="ListLabel_20_118"><text:span text:style-name="T7">celluloid-io-pg-listener</text:span></text:a><text:span text:style-name="T13"> - real-time, bi-directional, SalesForce integration.</text:span></text:p>
        </text:list-item>
      </text:list>
      <text:p text:style-name="P2"/>
      <text:p text:style-name="P30"><text:bookmark text:name="_pntfs1ljgiif"/>Staff<text:span text:style-name="T22"> Engineer</text:span>, <text:span text:style-name="T21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Aug 2013</text:span> <text:s text:c="3"/>⦚ <text:s text:c="3"/>1.3y <text:s text:c="3"/>⦚ <text:s text:c="3"/>📜🇺🇸</text:p>
      <text:p text:style-name="P31"><text:bookmark text:name="_t6p1cr2v6tbe"/>🥞Ruby 1.8…2.1, CGI, FastCGI, Mail gem, RSpec, Oracle 11g, rbenv, bash, daemons, RedHat linux</text:p>
      <text:list xml:id="list2312124343" text:style-name="WWNum13">
        <text:list-item>
          <text:p text:style-name="P19"><text:span text:style-name="T17">Initial 9 month contact with </text:span><text:a xlink:type="simple" xlink:href="http://cpg.org" text:style-name="ListLabel_20_119" text:visited-style-name="ListLabel_20_119"><text:span text:style-name="T10">Church Pension Group</text:span></text:a><text:span text:style-name="T17"> extended </text:span><text:span text:style-name="T13">to</text:span><text:span text:style-name="T17"> project completion</text:span><text:span text:style-name="T13">. </text:span><text:span text:style-name="T2">Forensic </text:span><text:span text:style-name="T13">modernization; A</text:span><text:span text:style-name="T2">ccount locking</text:span><text:span text:style-name="T13">, </text:span><text:span text:style-name="T2">token </text:span><text:span text:style-name="T13">auth, </text:span><text:span text:style-name="T2">daemon</text:span><text:span text:style-name="T13">s, </text:span><text:span text:style-name="T2">`make` build system</text:span><text:span text:style-name="T13">. Achieved </text:span><text:span text:style-name="T2">10x perf improvement of internal services</text:span><text:span text:style-name="T13">, </text:span><text:span text:style-name="T2">20 req/s </text:span><text:span text:style-name="T13">increased to &gt;</text:span><text:span text:style-name="T2"> 200 req/s</text:span></text:p>
        </text:list-item>
      </text:list>
      <text:p text:style-name="P3"/>
      <text:p text:style-name="P30"><text:bookmark text:name="_t2ntap5i99ac"/><text:span text:style-name="T21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11">Acquaintable</text:span></text:a> <text:s text:c="3"/>⦚ <text:s text:c="3"/><text:span text:style-name="T22">Jun 2012</text:span> <text:s text:c="3"/>⦚ <text:s text:c="3"/>1.4y <text:s text:c="3"/>⦚ <text:s text:c="3"/>🫰💲🇺🇸🇧🇷</text:p>
      <text:p text:style-name="P31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1" text:visited-style-name="ListLabel_20_121"><text:span text:style-name="T12">GH</text:span></text:a>, Librato, <text:a xlink:type="simple" xlink:href="https://newrelic.com/" text:style-name="ListLabel_20_121" text:visited-style-name="ListLabel_20_121"><text:span text:style-name="T12">NR</text:span></text:a>, Heroku</text:p>
      <text:list xml:id="list114605014452744" text:continue-list="list114603426031332" text:style-name="WWNum10">
        <text:list-item>
          <text:p text:style-name="P14"><text:span text:style-name="T13">Co-founded, pitched, fund-raised, and implemented</text:span><text:span text:style-name="T17"> </text:span><text:span text:style-name="T13">socially-curated dating through FoF. </text:span><text:span text:style-name="T17">Mobile</text:span><text:span text:style-name="T13">-</text:span><text:span text:style-name="T17">first </text:span><text:span text:style-name="T13">SPA</text:span><text:span text:style-name="T17">, touch-enabled</text:span><text:span text:style-name="T13">; Full matching UX</text:span><text:span text:style-name="T17"> within 10</text:span><text:span text:style-name="T13">s. Seed round ERA-NYC </text:span><text:span text:style-name="T17">Winter 2013</text:span><text:span text:style-name="T13">; Acquired by Reveal (MS Ventures).</text:span></text:p>
        </text:list-item>
      </text:list>
      <text:p text:style-name="P4"><text:soft-page-break/></text:p>
      <text:p text:style-name="P30"><text:bookmark text:name="_pyuioxo0snac"/><text:span text:style-name="T22">Senior Engineer </text:span><text:span text:style-name="T20">Team Lead</text:span> <text:s text:c="3"/>⦚ <text:s text:c="3"/><text:a xlink:type="simple" xlink:href="https://www.bloomberg.com" text:style-name="ListLabel_20_120" text:visited-style-name="ListLabel_20_120"><text:span text:style-name="T11">Bloomberg LP</text:span></text:a> <text:s text:c="3"/>⦚ <text:s text:c="3"/><text:span text:style-name="T22">Aug 2010</text:span> <text:s text:c="3"/>⦚ <text:s text:c="3"/>2.3y <text:s text:c="3"/>⦚ <text:s text:c="3"/>🫰<text:span text:style-name="T22">🪜</text:span>🇺🇸</text:p>
      <text:p text:style-name="P31"><text:bookmark text:name="_enpaspohdt12"/>🥞Rails 2.3…3.2, Ruby 1.8…1.9, Grape, RSpec, RequireJS, Foundation, Slim, SASS, SOAP, Unicorn, Puma, TeamCity, Git</text:p>
      <text:list xml:id="list2645584301" text:style-name="WWNum5">
        <text:list-item>
          <text:p text:style-name="P15"><text:span text:style-name="T17">1</text:span><text:span text:style-name="T23">st</text:span><text:span text:style-name="T17"> Employee</text:span><text:span text:style-name="T13">@Bloomberg Black;</text:span><text:span text:style-name="T17"> </text:span><text:span text:style-name="T13">Hired</text:span><text:span text:style-name="T17"> team of 1</text:span><text:span text:style-name="T13">0;</text:span><text:span text:style-name="T17"> </text:span><text:span text:style-name="T13">Promoted to Team Lead. Built JS</text:span><text:span text:style-name="T17"> flyout menus,</text:span><text:span text:style-name="T13"> </text:span><text:span text:style-name="T17">scrollspy, breadcrumbs</text:span><text:span text:style-name="T13">; Created middleware shaving 10ms/req; CMS w/ SSR &amp; AJAX; P</text:span><text:span text:style-name="T17">latform </text:span><text:span text:style-name="T13">support </text:span><text:span text:style-name="T17">– </text:span><text:span text:style-name="T13">Win</text:span><text:span text:style-name="T17">, RedHat &amp; MacOS.</text:span></text:p>
        </text:list-item>
      </text:list>
      <text:p text:style-name="P4"/>
      <text:p text:style-name="P30"><text:bookmark text:name="_v10ut8ifg3wm"/>Senior Engineer <text:span text:style-name="T21">Team Lead, 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Sep 2008</text:span> <text:s text:c="3"/>⦚ <text:s text:c="3"/>6.1y <text:s text:c="3"/>⦚ <text:s text:c="3"/>🫰🪜📜🇺🇸🇧🇷</text:p>
      <text:p text:style-name="P31"><text:bookmark text:name="_n9enco8gmjo1"/>🥞Rails 2.0…2.3, Rails LTS, Ruby 1.8…2.2, RSpec, Haml, CSS, MySQL, Mongrel, Unicorn, TravisCI, <text:a xlink:type="simple" xlink:href="https://github.com" text:style-name="ListLabel_20_121" text:visited-style-name="ListLabel_20_121"><text:span text:style-name="T12">GH</text:span></text:a>, Redmine, <text:a xlink:type="simple" xlink:href="https://newrelic.com/" text:style-name="ListLabel_20_121" text:visited-style-name="ListLabel_20_121"><text:span text:style-name="T12">NR</text:span></text:a></text:p>
      <text:list xml:id="list114605055055107" text:continue-list="list114605014452744" text:style-name="WWNum10">
        <text:list-item>
          <text:p text:style-name="P14"><text:span text:style-name="T13">Contract with </text:span><text:a xlink:type="simple" xlink:href="https://www.youtube.com/watch?v=b8f6mPkChrs" text:style-name="ListLabel_20_118" text:visited-style-name="ListLabel_20_118"><text:span text:style-name="T7">Timeperks</text:span></text:a><text:span text:style-name="T13"> (early B2B2C DoorDash); Promoted to Team Lead. </text:span><text:span text:style-name="T17">CX ghosting/masquerade tool</text:span><text:span text:style-name="T13">, &amp; </text:span><text:span text:style-name="T17">reporting features (utiliz</text:span><text:span text:style-name="T13">ing</text:span><text:span text:style-name="T17"> my </text:span><text:a xlink:type="simple" xlink:href="https://rubygems.org/gems/csv_pirate" text:style-name="ListLabel_20_119" text:visited-style-name="ListLabel_20_119"><text:span text:style-name="T10">csv_pirate</text:span></text:a><text:span text:style-name="T17"> gem)</text:span><text:span text:style-name="T13">. Implemented 3</text:span><text:span text:style-name="T17">-way marketplace </text:span><text:span text:style-name="T13">payments; began maintaining </text:span><text:a xlink:type="simple" xlink:href="https://rubygems.org/gems/remit" text:style-name="ListLabel_20_119" text:visited-style-name="ListLabel_20_119"><text:span text:style-name="T10">remit</text:span></text:a></text:p>
        </text:list-item>
      </text:list>
      <text:p text:style-name="P5"/>
      <text:p text:style-name="P30"><text:bookmark text:name="_kd5j9raf77f7"/>Senior Engineer <text:span text:style-name="T21">Team Lead, Partner</text:span> <text:s text:c="3"/>⦚ <text:s text:c="3"/><text:a xlink:type="simple" xlink:href="https://www.crunchbase.com/organization/sagebit" text:style-name="ListLabel_20_120" text:visited-style-name="ListLabel_20_120"><text:span text:style-name="T11">Sagebit, LLC</text:span></text:a> <text:s text:c="3"/>⦚ <text:s text:c="3"/><text:span text:style-name="T22">Jun 2007</text:span> <text:s text:c="3"/>⦚ <text:s text:c="3"/>4.6y <text:s text:c="3"/>⦚ <text:s text:c="3"/>🫰🪜🪜🇺🇸</text:p>
      <text:p text:style-name="P31"><text:bookmark text:name="_aikqhadq9g5s"/>🥞Rails 1.2…3.1, Ruby 1.8…1.9, RSpec, Haml, CSS, jQuery, MySQL, Mongrel, Unicorn, <text:a xlink:type="simple" xlink:href="https://github.com" text:style-name="ListLabel_20_121" text:visited-style-name="ListLabel_20_121"><text:span text:style-name="T12">GH</text:span></text:a>, Redmine, Debian, Ubuntu</text:p>
      <text:list xml:id="list3658216494" text:style-name="WWNum9">
        <text:list-item>
          <text:p text:style-name="P21"><text:span text:style-name="T13">Hired &amp; trained team of 5 in stateless programming. Promoted to Team Lead, then Partner; Led buildout of </text:span><text:a xlink:type="simple" xlink:href="https://www.radiobookmark.com/" text:style-name="ListLabel_20_118" text:visited-style-name="ListLabel_20_118"><text:span text:style-name="T7">RadioBookmark</text:span></text:a><text:span text:style-name="T13">’s back-end. Built internal projects: sports management, event finder &amp; tickets, spam analysis.</text:span></text:p>
        </text:list-item>
        <text:list-item>
          <text:p text:style-name="P21"><text:span text:style-name="T13">Led team of 10 developers converting </text:span><text:a xlink:type="simple" xlink:href="http://asmallworld.com/" text:style-name="ListLabel_20_118" text:visited-style-name="ListLabel_20_118"><text:span text:style-name="T7">aSmallWorld</text:span></text:a><text:span text:style-name="T13"> to Rails; LB’d</text:span><text:span text:style-name="T17"> roll</text:span><text:span text:style-name="T13">ing </text:span><text:span text:style-name="T17">32 server prod</text:span><text:span text:style-name="T13"> env; 2MM uniques/month, &amp; 300K page views/day; Data migration; F</text:span><text:span text:style-name="T17">orum, photo sharing, friend network, </text:span><text:span text:style-name="T13">page &amp; user tracking; P</text:span><text:span text:style-name="T17">olymorphic CMS</text:span><text:span text:style-name="T13">; Advertising engine for Estee Lauder &amp; Mercedes-Mclaren</text:span></text:p>
        </text:list-item>
      </text:list>
      <text:p text:style-name="P31"><text:bookmark text:name="_y3srlzlwsrib"/></text:p>
      <text:p text:style-name="P30"><text:bookmark text:name="_ovsu95jt1jvs"/>Senior <text:span text:style-name="T22">Engineer</text:span>, <text:span text:style-name="T21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r 2007</text:span> <text:s text:c="3"/>⦚ <text:s text:c="3"/>3.6y <text:s text:c="3"/>⦚ <text:s text:c="2"/>🪜📜📜📜🇺🇸</text:p>
      <text:p text:style-name="P31"><text:bookmark text:name="_yldyk8ng7p6v"/>🥞Rails 1.2…2.3, Ruby 1.8…1.9, MySQL, RSpec, Memcached, EPub, Solr, Redmine, DJ, jQuery, AJAX, CSS, Debian, Ubuntu, Bash</text:p>
      <text:list xml:id="list1978043765" text:style-name="WWNum4">
        <text:list-item>
          <text:p text:style-name="P22"><text:span text:style-name="T13">Contract (extended) to write apps for a new credit union. Money transfers via third party financial institutions; $13MM transferred. Fraud detection, CX tools, KB, </text:span><text:span text:style-name="T17">Interest</text:span><text:span text:style-name="T13">,</text:span><text:span text:style-name="T17"> audits</text:span><text:span text:style-name="T13">, </text:span><text:span text:style-name="T17">KYC</text:span><text:span text:style-name="T13">,</text:span><text:span text:style-name="T17"> statements, </text:span><text:span text:style-name="T13">&amp;</text:span><text:span text:style-name="T17"> ledgers</text:span></text:p>
        </text:list-item>
        <text:list-item>
          <text:p text:style-name="P22"><text:span text:style-name="T13">Contracted to write a “physical letters to Legislators as a Service” web app</text:span></text:p>
        </text:list-item>
        <text:list-item>
          <text:p text:style-name="P22"><text:span text:style-name="T13">Contracted (extended) w/ </text:span><text:a xlink:type="simple" xlink:href="https://www.crunchbase.com/organization/neighborino" text:style-name="ListLabel_20_119" text:visited-style-name="ListLabel_20_119"><text:span text:style-name="T10">Neighborino, LLC</text:span></text:a><text:span text:style-name="T13"> to build p</text:span><text:span text:style-name="T17">hoto</text:span><text:span text:style-name="T13">s</text:span><text:span text:style-name="T17">, messaging, ad</text:span><text:span text:style-name="T13"> </text:span><text:span text:style-name="T17">services, calendaring</text:span><text:span text:style-name="T13">, and </text:span><text:span text:style-name="T17">daemons</text:span></text:p>
        </text:list-item>
        <text:list-item>
          <text:p text:style-name="P22"><text:span text:style-name="T13">Contract (extended) to migrate </text:span><text:a xlink:type="simple" xlink:href="http://biblegateway.com" text:style-name="ListLabel_20_118" text:visited-style-name="ListLabel_20_118"><text:span text:style-name="T7">BibleGateway</text:span></text:a><text:span text:style-name="T13"> (Harper-Collins), then a US top 10 website, to Rails</text:span></text:p>
        </text:list-item>
      </text:list>
      <text:p text:style-name="P28"/>
      <text:p text:style-name="P30"><text:bookmark text:name="_7647vhbsbucy"/><text:soft-page-break/><text:span text:style-name="T22">Engineer</text:span> <text:s text:c="3"/>⦚ <text:s text:c="3"/><text:a xlink:type="simple" xlink:href="http://iac.iga.in.gov/iac/irtoc.htm" text:style-name="ListLabel_20_120" text:visited-style-name="ListLabel_20_120"><text:span text:style-name="T11">Legislative Services Agency</text:span></text:a> <text:s text:c="3"/>⦚ <text:s text:c="3"/><text:span text:style-name="T22">Apr 2006</text:span> <text:s text:c="3"/>⦚ <text:s text:c="3"/>1.3y <text:s text:c="3"/>⦚ <text:s text:c="2"/>🇺🇸</text:p>
      <text:p text:style-name="P31"><text:bookmark text:name="_8fe374mqeb3o"/>🥞Rails 1.1…1.2, Ruby 1.8, Oracle 8i, 9i &amp; 10g, jQuery, CSS, Redhat, IIS, XML, XSL, Tomcat, Cocoon, C#, Google Mini</text:p>
      <text:list xml:id="list1009451585" text:style-name="WWNum12">
        <text:list-item>
          <text:p text:style-name="P16"><text:a xlink:type="simple" xlink:href="http://iac.iga.in.gov/iac/irtoc.htm" text:style-name="ListLabel_20_119" text:visited-style-name="ListLabel_20_119"><text:span text:style-name="T10">Indiana Register</text:span></text:a><text:span text:style-name="T17"> </text:span><text:span text:style-name="T13">&amp; </text:span><text:a xlink:type="simple" xlink:href="http://iac.iga.in.gov/iac/iac_title" text:style-name="ListLabel_20_118" text:visited-style-name="ListLabel_20_118"><text:span text:style-name="T7">Administrative Code</text:span></text:a><text:span text:style-name="T13"> site -</text:span><text:span text:style-name="T17"> official documents auto-published</text:span><text:span text:style-name="T13">. XML &amp; XSLT; Designed layout, created CSS; 15+ years on still beautiful and fast! Programmed </text:span><text:span text:style-name="T17">Google Mini search appliance</text:span><text:span text:style-name="T13">; b</text:span><text:span text:style-name="T17">atch &amp; </text:span><text:span text:style-name="T13">s</text:span><text:span text:style-name="T17">hell </text:span><text:span text:style-name="T13">scripts.</text:span></text:p>
        </text:list-item>
        <text:list-item>
          <text:p text:style-name="P16"><text:span text:style-name="T17">Indiana General Assembly's call center </text:span><text:span text:style-name="T13">app</text:span><text:span text:style-name="T17"> (</text:span><text:span text:style-name="T13">House/Senate/LSA). Rails + Cisco IPCC &amp; PBX +</text:span><text:span text:style-name="T17"> </text:span><text:span text:style-name="T13">constituent issues + legislator highlight emails. World’s first enterprise Rails app on Windows Server 2k3, IIS6 + FastCGI w/ SSO (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</text:span></text:p>
        </text:list-item>
      </text:list>
      <text:p text:style-name="P4"/>
      <text:p text:style-name="P30"><text:bookmark text:name="_ciry1r2umaos"/><text:span text:style-name="T22">Engineer</text:span> <text:s text:c="3"/>⦚ <text:s text:c="3"/><text:a xlink:type="simple" xlink:href="https://rocketreach.co/optivel-inc-profile_b445a0dafa55b3c4" text:style-name="ListLabel_20_120" text:visited-style-name="ListLabel_20_120"><text:span text:style-name="T11">Optivel, Inc</text:span></text:a> <text:s text:c="3"/>⦚ <text:s text:c="3"/><text:span text:style-name="T22">Dec 2004</text:span> <text:s text:c="3"/>⦚ <text:s text:c="3"/>1.4y <text:s text:c="3"/>⦚ <text:s text:c="3"/>🪜🇺🇸</text:p>
      <text:p text:style-name="P31"><text:bookmark text:name="_vogv1hksmmup"/>🥞Rails 0.10…1.1, Ruby 1.8, Mongrel, MySQL, Bugzilla, Bash, PHP, Java, Perl, Scheme, Nagios, Debian, apt</text:p>
      <text:list xml:id="list2962777593" text:style-name="WWNum11">
        <text:list-item>
          <text:p text:style-name="P23"><text:span text:style-name="T13">Promoted to Engineer; built</text:span><text:span text:style-name="T17"> “AirBnB for Airplanes”</text:span><text:span text:style-name="T13">. </text:span><text:span text:style-name="T17">Managed Debian apt mirror</text:span><text:span text:style-name="T13"> &amp; built </text:span><text:span text:style-name="T17">internal </text:span><text:span text:style-name="T13">.deb packages.</text:span></text:p>
        </text:list-item>
      </text:list>
      <text:p text:style-name="P3"/>
      <text:p text:style-name="P29"><text:bookmark text:name="_txkctxpjgbsn"/>Free (Libre) Open Source Summary</text:p>
      <text:p text:style-name="P7"><text:a xlink:type="simple" xlink:href="https://tidelift.com/about/lifter#funded-packages" text:style-name="ListLabel_20_123" text:visited-style-name="ListLabel_20_123"><text:span text:style-name="T9">Tidelift</text:span></text:a><text:span text:style-name="T16"> Maintainer, </text:span><text:a xlink:type="simple" xlink:href="https://rubygems.org/profiles/pboling" text:style-name="ListLabel_20_123" text:visited-style-name="ListLabel_20_123"><text:span text:style-name="T9">RubyGem</text:span></text:a><text:span text:style-name="T16"> &amp; </text:span><text:a xlink:type="simple" xlink:href="https://www.npmjs.com/~pboling" text:style-name="ListLabel_20_123" text:visited-style-name="ListLabel_20_123"><text:span text:style-name="T9">NPM</text:span></text:a><text:span text:style-name="T16"> Project Lead</text:span><text:span text:style-name="T13">, 67+ libraries; widely adopted (Oct’22):</text:span></text:p>
      <text:list xml:id="list2230176392" text:style-name="WWNum8">
        <text:list-item>
          <text:p text:style-name="P24"><text:a xlink:type="simple" xlink:href="https://rubygems.org/gems/oauth2" text:style-name="ListLabel_20_118" text:visited-style-name="ListLabel_20_11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24"><text:a xlink:type="simple" xlink:href="https://rubygems.org/gems/oauth" text:style-name="ListLabel_20_118" text:visited-style-name="ListLabel_20_11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24"><text:a xlink:type="simple" xlink:href="https://rubygems.org/gems/version_gem" text:style-name="ListLabel_20_118" text:visited-style-name="ListLabel_20_11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24"><text:a xlink:type="simple" xlink:href="https://rubygems.org/gems/dynamoid" text:style-name="ListLabel_20_118" text:visited-style-name="ListLabel_20_11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24"><text:a xlink:type="simple" xlink:href="https://rubygems.org/gems/gem_bench" text:style-name="ListLabel_20_118" text:visited-style-name="ListLabel_20_11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24"><text:a xlink:type="simple" xlink:href="https://rubygems.org/gems/flag_shih_tzu" text:style-name="ListLabel_20_118" text:visited-style-name="ListLabel_20_11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24"><text:a xlink:type="simple" xlink:href="https://rubygems.org/gems/sanitize_email" text:style-name="ListLabel_20_118" text:visited-style-name="ListLabel_20_11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24"><text:a xlink:type="simple" xlink:href="https://rubygems.org/gems/omniauth-identity" text:style-name="ListLabel_20_118" text:visited-style-name="ListLabel_20_11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3"/>
      <text:p text:style-name="P30"><text:bookmark text:name="_k5uuoi4hvp7f"/><text:span text:style-name="T22">Volunteer Work</text:span></text:p>
      <text:list xml:id="list2080213425" text:style-name="WWNum2">
        <text:list-item>
          <text:p text:style-name="P20"><text:soft-page-break/><text:span text:style-name="T17">Liberian civil war re</text:span><text:span text:style-name="T13">fugee assistance</text:span><text:span text:style-name="T17"> since 2013.</text:span><text:span text:style-name="T13"> Relocate, buy</text:span><text:span text:style-name="T17"> land, build homes, find</text:span><text:span text:style-name="T13"> </text:span><text:span text:style-name="T17">employment.</text:span><text:span text:style-name="T2"> Liberian </text:span><text:span text:style-name="T17">NGO </text:span><text:a xlink:type="simple" xlink:href="https://www.facebook.com/hope.for.tomorrow.liberia/" text:style-name="ListLabel_20_119" text:visited-style-name="ListLabel_20_119"><text:span text:style-name="T10">Hope For Tomorrow</text:span></text:a><text:span text:style-name="T13"> registered in 2015</text:span><text:span text:style-name="T17">. </text:span><text:span text:style-name="T13">Dozens stabilized</text:span><text:span text:style-name="T17"> each year.</text:span></text:p>
        </text:list-item>
        <text:list-item>
          <text:p text:style-name="P20"><text:span text:style-name="T13">C</text:span><text:span text:style-name="T2">o-founde</text:span><text:span text:style-name="T13">d</text:span><text:span text:style-name="T2"> </text:span><text:a xlink:type="simple" xlink:href="http://wordtree.org" text:style-name="ListLabel_20_118" text:visited-style-name="ListLabel_20_118"><text:span text:style-name="T7">WordTree Foundation</text:span></text:a><text:span text:style-name="T13"> in 2013</text:span><text:span text:style-name="T2">. </text:span><text:span text:style-name="T13">A</text:span><text:span text:style-name="T2">lgorithms </text:span><text:span text:style-name="T13">for</text:span><text:span text:style-name="T2"> scientific analysis (e.g. </text:span><text:span text:style-name="T17">n-</text:span><text:span text:style-name="T2">gram) of literary provenance</text:span><text:span text:style-name="T13">. Pre-modern focus on evolution of ideas</text:span><text:span text:style-name="T2">. World</text:span><text:span text:style-name="T13">’s</text:span><text:span text:style-name="T2"> first </text:span><text:span text:style-name="T13">“</text:span><text:span text:style-name="T2">Big Data</text:span><text:span text:style-name="T13">”</text:span><text:span text:style-name="T2"> </text:span><text:span text:style-name="T13">study of English literature. </text:span><text:a xlink:type="simple" xlink:href="http://github.com/wordtreefoundation" text:style-name="ListLabel_20_118" text:visited-style-name="ListLabel_20_118"><text:span text:style-name="T7">Free &amp; open source</text:span></text:a><text:span text:style-name="T13">.</text:span></text:p>
        </text:list-item>
      </text:list>
      <text:p text:style-name="P3"/>
      <text:p text:style-name="P30"><text:bookmark text:name="_kxxphgzbmjqq"/><text:span text:style-name="T22">Honors &amp; Certifications</text:span></text:p>
      <text:list xml:id="list4015990382" text:style-name="WWNum6">
        <text:list-item>
          <text:p text:style-name="P25"><text:span text:style-name="T5">2x </text:span><text:span text:style-name="T2">Dean’s Honor List for Computer Sc</text:span><text:span text:style-name="T13">ience</text:span><text:span text:style-name="T2">, Ball State University</text:span></text:p>
        </text:list-item>
        <text:list-item>
          <text:p text:style-name="P25"><text:span text:style-name="T2">Indiana Core 40 Honors Diploma, Muncie Central High School</text:span></text:p>
        </text:list-item>
        <text:list-item>
          <text:p text:style-name="P25"><text:span text:style-name="T17">Eagle Scout - Boy Scouts of America</text:span></text:p>
        </text:list-item>
        <text:list-item>
          <text:p text:style-name="P25"><text:span text:style-name="T13">Licensed Barista SITHFAB005 &amp; SITXFSA001, CBD College, Sydney, Australia, RTO# 91399</text:span></text:p>
        </text:list-item>
      </text:list>
      <text:p text:style-name="P3"/>
      <text:p text:style-name="P30"><text:bookmark text:name="_11x8xjg3f56k"/><text:span text:style-name="T22">Education (*)</text:span></text:p>
      <text:list xml:id="list926659378" text:style-name="WWNum7">
        <text:list-item>
          <text:p text:style-name="P26"><text:span text:style-name="T13">···· semesters at </text:span><text:span text:style-name="T2">Ball State University, </text:span><text:span text:style-name="T13">Computer Science</text:span><text:span text:style-name="T2">, Muncie, IN</text:span></text:p>
        </text:list-item>
        <text:list-item>
          <text:p text:style-name="P26"><text:span text:style-name="T13">···· semesters at </text:span><text:span text:style-name="T2">Purdue University, </text:span><text:span text:style-name="T13">Management Information Systems</text:span><text:span text:style-name="T2">, Lafayette, IN</text:span></text:p>
        </text:list-item>
        <text:list-item>
          <text:p text:style-name="P26"><text:span text:style-name="T13">··· semesters at Ball State University, Computer Science, Muncie, IN (again)</text:span></text:p>
        </text:list-item>
        <text:list-item>
          <text:p text:style-name="P26"><text:span text:style-name="T13">·· semesters at Ivy Tech, Computer Information Technology, Anderson, IN</text:span></text:p>
        </text:list-item>
        <text:list-item>
          <text:p text:style-name="P26"><text:span text:style-name="T13">····· semesters at </text:span><text:span text:style-name="T2">Purdue University, </text:span><text:span text:style-name="T13">Computer Information Technology</text:span><text:span text:style-name="T2">, </text:span><text:span text:style-name="T13">Indianapolis</text:span><text:span text:style-name="T2">, IN</text:span></text:p>
        </text:list-item>
      </text:list>
      <text:p text:style-name="P3"><text:span text:style-name="T16">(</text:span><text:span text:style-name="T3">*)</text:span><text:span text:style-name="T2"> </text:span><text:span text:style-name="T13">University</text:span><text:span text:style-name="T2"> part-time, while </text:span><text:span text:style-name="T13">working full-time as</text:span><text:span text:style-name="T2"> flat-top roofer, </text:span><text:span text:style-name="T17">tech support, </text:span><text:span text:style-name="T13">programmer ➔</text:span><text:span text:style-name="T2"> </text:span><text:span text:style-name="T13">No</text:span><text:span text:style-name="T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0in" fo:margin-right="0in" fo:text-align="center" style:justify-single-word="false" fo:text-indent="0in" style:auto-text-indent="false" fo:background-color="#efefef" fo:padding="0.028in" fo:border="1.5pt solid #ffffff"/>
      <style:text-properties fo:color="#274e13"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/>
    </style:style>
    <style:style style:name="ListLabel_20_122" style:display-name="ListLabel 122" style:family="text">
      <style:text-properties fo:color="#1155cc" fo:font-size="10pt" style:font-size-asian="10pt" style:font-size-complex="10pt" fo:background-color="#ffffff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29" style:num-suffix="➢" text:bullet-char="➢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❖" text:bullet-char="❖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38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❖" text:bullet-char="❖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74" style:num-suffix="➢" text:bullet-char="➢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❖" text:bullet-char="❖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92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❖" text:bullet-char="❖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101" style:num-suffix="➢" text:bullet-char="➢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❖" text:bullet-char="❖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80" meta:word-count="1454" meta:character-count="9736" meta:non-whitespace-character-count="8030"/>
    <meta:generator>LibreOfficeDev/6.0.5.2$Linux_X86_64 LibreOffice_project/</meta:generator>
  </office:meta>
</office:document-meta>
</file>